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WxWidgets </text:p>
          </draw:text-box>
        </draw:frame>
        <draw:frame presentation:style-name="pr2" draw:text-style-name="P2" draw:layer="layout" svg:width="23.8cm" svg:height="2.729cm" svg:x="2.2cm" svg:y="14.478cm" presentation:class="subtitle" presentation:user-transformed="true">
          <draw:text-box>
            <text:p text:style-name="P1">Erlang 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WxWidget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++ project for creating applications that were portable across Unix and Windows, it has grown to support Mac OS X, GTK+</text:p>
              </text:list-item>
              <text:list-item>
                <text:p>Started in 1992 by Julian Smart at the University of Edinburgh</text:p>
              </text:list-item>
              <text:list-item>
                <text:p>Hundreds of developers contributing to the project. (from open source developers to corporatio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WxWidgets?</text:p>
          </draw:text-box>
        </draw:frame>
        <draw:frame presentation:style-name="pr5" draw:layer="layout" svg:width="25.178cm" svg:height="12.18cm" svg:x="2cm" svg:y="6cm" presentation:class="outline" presentation:user-transformed="true">
          <draw:text-box>
            <text:list text:style-name="L3">
              <text:list-item>
                <text:p><text:span text:style-name="T1">Cross – platform (Linux/Unix, Windows, Mac </text:span><text:span text:style-name="T1">Os)</text:span></text:p>
              </text:list-item>
              <text:list-item>
                <text:p><text:span text:style-name="T1">Uses the platform's native API </text:span></text:p>
              </text:list-item>
              <text:list-item>
                <text:p><text:span text:style-name="T1">Many language bindings</text:span></text:p>
              </text:list-item>
              <text:list-item>
                <text:p><text:span text:style-name="T1">GPL free license</text:span></text:p>
              </text:list-item>
              <text:list-item>
                <text:p><text:span text:style-name="T1">High-performance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5.686cm" svg:height="3.625cm" svg:x="1.524cm" svg:y="0.777cm" presentation:class="title" presentation:user-transformed="true">
          <draw:text-box>
            <text:p>What does WxWidgets offer?</text:p>
          </draw:text-box>
        </draw:frame>
        <draw:frame presentation:style-name="pr5" draw:layer="layout" svg:width="24cm" svg:height="15.24cm" svg:x="2cm" svg:y="4.826cm" presentation:class="outline" presentation:user-transformed="true">
          <draw:text-box>
            <text:list text:style-name="L3">
              <text:list-item>
                <text:p>Sound and Video</text:p>
              </text:list-item>
              <text:list-item>
                <text:p>Unicode and Internationalization Support</text:p>
              </text:list-item>
              <text:list-item>
                <text:p>Printing</text:p>
              </text:list-item>
              <text:list-item>
                <text:p>Sockets</text:p>
              </text:list-item>
              <text:list-item>
                <text:p>Multithreading</text:p>
              </text:list-item>
              <text:list-item>
                <text:p>HTML Rendering</text:p>
              </text:list-item>
              <text:list-item>
                <text:p>Image Manipulation (Load, Save, Draw)</text:p>
              </text:list-item>
              <text:list-item>
                <text:p>Streams</text:p>
              </text:list-item>
              <text:list-item>
                <text:p>XML’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++ → Erlang</text:p>
          </draw:text-box>
        </draw:frame>
        <draw:frame presentation:style-name="pr5" draw:layer="layout" svg:width="26.416cm" svg:height="13.1cm" svg:x="1.016cm" svg:y="5.08cm" presentation:class="outline" presentation:user-transformed="true">
          <draw:text-box>
            <text:list text:style-name="L3">
              <text:list-item>
                <text:p>Wx – Erlang port to WxWidgets</text:p>
              </text:list-item>
              <text:list-item>
                <text:p>In wxErlang, a module represents a class</text:p>
              </text:list-item>
              <text:list-item>
                <text:p>Sub class modules inherit functions from their parents. (inherited functions are not documented)</text:p>
              </text:list-item>
              <text:list-item>
                <text:p>Some things are different , as the optional arguments use property lists and can be in any o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o uses i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MD</text:p>
              </text:list-item>
              <text:list-item>
                <text:p>NASA</text:p>
              </text:list-item>
              <text:list-item>
                <text:p>AVG AntiVirus</text:p>
              </text:list-item>
              <text:list-item>
                <text:p>Audacity</text:p>
              </text:list-item>
              <text:list-item>
                <text:p>BitTorrent</text:p>
              </text:list-item>
              <text:list-item>
                <text:p>Code::Blo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1.563cm" svg:y="8.685cm" presentation:class="title" presentation:user-transformed="true">
          <draw:text-box>
            <text:p text:style-name="P4">Demon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6:37:10.790032474</meta:creation-date>
    <meta:editing-duration>PT1H44M28S</meta:editing-duration>
    <meta:editing-cycles>3</meta:editing-cycles>
    <meta:generator>LibreOffice/6.0.4.2$Linux_X86_64 LibreOffice_project/00m0$Build-2</meta:generator>
    <dc:title>Impress</dc:title>
    <dc:date>2018-06-19T10:23:53.786343506</dc:date>
    <meta:document-statistic meta:object-count="61"/>
  </office:meta>
</office:document-meta>
</file>